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size="10pt" style:font-size-asian="10pt" style:font-size-complex="10pt"/>
    </style:style>
    <style:style style:name="P2" style:family="paragraph" style:parent-style-name="Header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text-properties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/>
    </style:style>
    <style:style style:name="P6" style:family="paragraph" style:parent-style-name="Numeracion" style:list-style-name="L1"/>
    <style:style style:name="P7" style:family="paragraph" style:parent-style-name="Numeracion">
      <style:text-properties style:font-name="Arial" fo:font-weight="normal" style:font-weight-asian="normal" style:font-weight-complex="normal"/>
    </style:style>
    <style:style style:name="P8" style:family="paragraph" style:parent-style-name="Numeracion" style:list-style-name="L1">
      <style:text-properties style:font-name="Arial" fo:font-weight="normal" style:font-weight-asian="normal" style:font-weight-complex="normal"/>
    </style:style>
    <style:style style:name="P9" style:family="paragraph" style:parent-style-name="Standard" style:master-page-name="Standard">
      <style:paragraph-properties fo:text-align="justify" style:justify-single-word="false" style:page-number="1"/>
      <style:text-properties style:font-name="Arial"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/>
    </style:style>
    <style:style style:name="P11" style:family="paragraph" style:parent-style-name="Header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weight="normal" style:font-weight-asian="normal" style:font-weight-complex="normal"/>
    </style:style>
    <style:style style:name="T3" style:family="text">
      <style:text-properties style:font-name="Arial" fo:font-weight="normal" officeooo:rsid="001ea2ab" style:font-weight-asian="normal" style:font-weight-complex="normal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officeooo:rsid="001db0c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/>
      <text:p text:style-name="P2">EXPECTATIVAS DEL ALUMNO/A</text:p>
      <text:p text:style-name="P4"/>
      <text:p text:style-name="P4"/>
      <text:p text:style-name="P5">Por favor, responde a las siguientes cuestiones:</text:p>
      <text:p text:style-name="P5"/>
      <text:p text:style-name="P5"/>
      <text:p text:style-name="P5"/>
      <text:list xml:id="list3338847733606791434" text:style-name="L1">
        <text:list-item>
          <text:p text:style-name="P6"><text:span text:style-name="T2">¿Por qué has elegido cursar este ciclo formativo?</text:span></text:p>
        </text:list-item>
      </text:list>
      <text:p text:style-name="Numeracion"><text:span text:style-name="T2"/></text:p>
      <text:list xml:id="list60605628156146" text:continue-numbering="true" text:style-name="L1">
        <text:list-item>
          <text:p text:style-name="P8">¿De qué te gustaría trabajar cuando lo termines? </text:p>
        </text:list-item>
      </text:list>
      <text:p text:style-name="P7"/>
      <text:list xml:id="list60605628158110" text:continue-numbering="true" text:style-name="L1">
        <text:list-item>
          <text:p text:style-name="P8">¿Piensas seguir estudiando cuando lo termines?</text:p>
        </text:list-item>
      </text:list>
      <text:p text:style-name="P7"/>
      <text:list xml:id="list60605629162557" text:continue-numbering="true" text:style-name="L1">
        <text:list-item>
          <text:p text:style-name="P6"><text:span text:style-name="T2">¿Qué esperas aprender a hacer en est</text:span><text:span text:style-name="T3">e </text:span><text:span text:style-name="T2">módulo?</text:span></text:p>
        </text:list-item>
      </text:list>
      <text:p text:style-name="Numeracion"><text:span text:style-name="T2"/></text:p>
      <text:list xml:id="list60605630145002" text:continue-numbering="true" text:style-name="L1">
        <text:list-item>
          <text:p text:style-name="P6"><text:span text:style-name="T2">¿Qué contenidos te gustaría estudiar en este módulo?</text:span></text:p>
        </text:list-item>
      </text:list>
      <text:p text:style-name="Numeracion"><text:span text:style-name="T2"/></text:p>
      <text:list xml:id="list60605630146296" text:continue-numbering="true" text:style-name="L1">
        <text:list-item>
          <text:p text:style-name="P8">¿Para qué crees que te servir<text:span text:style-name="T5">á</text:span> aprender estos contenidos?</text:p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style:shadow="none"/>
      <style:text-properties style:font-name="Arial1" fo:font-family="Arial" style:font-style-name="Normal" style:font-family-generic="swiss" style:font-pitch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" style:family="paragraph" style:parent-style-name="Standard" style:class="extra">
      <style:paragraph-properties fo:margin-left="0cm" fo:margin-right="0cm" fo:line-height="100%" fo:text-align="start" style:justify-single-word="false" fo:text-indent="0cm" style:auto-text-indent="false"/>
    </style:style>
    <style:style style:name="Tabla_20_Titulo" style:display-name="Tabla Titulo" style:family="paragraph" style:parent-style-name="Table">
      <style:paragraph-properties fo:text-align="center" style:justify-single-word="false"/>
      <style:text-properties fo:font-weight="bold" style:font-weight-asian="bold"/>
    </style:style>
    <style:style style:name="Tabla_20_con_20_viñetas2" style:display-name="Tabla con viñetas2" style:family="paragraph" style:parent-style-name="Standard" style:list-style-name="WW8Num19">
      <style:paragraph-properties fo:margin-left="0.501cm" fo:margin-right="0cm" fo:line-height="100%" fo:text-align="start" style:justify-single-word="false" fo:text-indent="-0.501cm" style:auto-text-indent="false">
        <style:tab-stops>
          <style:tab-stop style:position="0.501cm"/>
        </style:tab-stops>
      </style:paragraph-properties>
      <style:text-properties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Viñetas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Numeracion" style:family="paragraph" style:parent-style-name="Standard" style:class="text">
      <style:paragraph-properties fo:margin-top="0cm" fo:margin-bottom="0.9cm" style:contextual-spacing="false" fo:text-align="justify" style:justify-single-word="false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er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19z0" style:family="text">
      <style:text-properties style:font-name="Wingdings" fo:font-family="Wingdings" style:font-pitch="variable" style:font-charset="x-symbol" fo:font-size="12pt" style:font-size-asian="12pt"/>
    </style:style>
    <style:style style:name="WW8Num1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9">
      <text:list-level-style-bullet text:level="1" text:style-name="WW8Num19z0" text:bullet-char="">
        <style:list-level-properties text:list-level-position-and-space-mode="label-alignment">
          <style:list-level-label-alignment text:label-followed-by="listtab" text:list-tab-stop-position="1.235cm" fo:text-indent="-0.635cm" fo:margin-left="1.235cm"/>
        </style:list-level-properties>
        <style:text-properties style:font-name="Wingdings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  <style:text-properties style:font-name="Courier New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  <style:text-properties style:font-name="Courier New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text:list-tab-stop-position="8.855cm" fo:text-indent="-0.635cm" fo:margin-left="8.855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0.125cm" fo:text-indent="-0.635cm" fo:margin-left="10.125cm"/>
        </style:list-level-properties>
        <style:text-properties style:font-name="Courier New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395cm" fo:text-indent="-0.635cm" fo:margin-left="11.3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style:font-size-asian="10pt" style:font-size-complex="10pt"/>
    </style:style>
    <style:style style:name="MP2" style:family="paragraph" style:parent-style-name="Footer">
      <style:text-properties fo:font-size="10pt" style:font-size-asian="10pt" style:font-size-complex="10pt"/>
    </style:style>
    <style:style style:name="MT1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0.51pt solid #000000" fo:padding-top="0.049cm" fo:padding-bottom="0.049cm" fo:padding-left="0.101cm" fo:padding-right="0.101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order="none" fo:padding="0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Juanvi Saborit <text:tab/><text:tab/>Unidad 0 – Presentación del módulo</text:p>
      </style:header>
      <style:footer>
        <text:p text:style-name="MP2"><text:tab/><text:tab/><text:span text:style-name="MT1">Página</text:span> <text:span text:style-name="MT1"><text:page-number style:num-format="Native Numbering"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16T21:05:04.71</meta:creation-date>
    <meta:generator>LibreOffice/4.1.3.2$Windows_x86 LibreOffice_project/70feb7d99726f064edab4605a8ab840c50ec57a</meta:generator>
    <meta:editing-duration>PT46M6S</meta:editing-duration>
    <meta:editing-cycles>19</meta:editing-cycles>
    <meta:initial-creator>Juanvi </meta:initial-creator>
    <dc:date>2014-09-09T06:06:05.576000000</dc:date>
    <meta:document-statistic meta:table-count="0" meta:image-count="0" meta:object-count="0" meta:page-count="1" meta:paragraph-count="10" meta:word-count="72" meta:character-count="446" meta:non-whitespace-character-count="384"/>
  </office:meta>
</office:document-meta>
</file>